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8fbee" officeooo:paragraph-rsid="0018fbe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abab0" officeooo:paragraph-rsid="001abab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c89b5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89b5" officeooo:paragraph-rsid="001c89b5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8fbee" officeooo:paragraph-rsid="0018fbee" style:font-weight-asian="normal" style:font-weight-complex="normal"/>
    </style:style>
    <style:style style:name="P6" style:family="paragraph" style:parent-style-name="Standard" style:list-style-name="List_20_1">
      <style:paragraph-properties fo:text-align="start" style:justify-single-word="false"/>
      <style:text-properties style:text-underline-style="none" fo:font-weight="normal" officeooo:rsid="001abab0" officeooo:paragraph-rsid="001c89b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c89b5" officeooo:paragraph-rsid="001c89b5"/>
    </style:style>
    <style:style style:name="P8" style:family="paragraph" style:parent-style-name="Standard" style:list-style-name="List_20_1">
      <style:paragraph-properties fo:text-align="start" style:justify-single-word="false"/>
      <style:text-properties officeooo:paragraph-rsid="001c89b5"/>
    </style:style>
    <style:style style:name="P9" style:family="paragraph" style:parent-style-name="Standard">
      <style:paragraph-properties fo:text-align="start" style:justify-single-word="false"/>
      <style:text-properties officeooo:paragraph-rsid="001c89b5"/>
    </style:style>
    <style:style style:name="P10" style:family="paragraph" style:parent-style-name="Standard" style:list-style-name="List_20_1">
      <style:paragraph-properties fo:text-align="start" style:justify-single-word="false"/>
      <style:text-properties officeooo:rsid="001d2900" officeooo:paragraph-rsid="001d2900"/>
    </style:style>
    <style:style style:name="P11" style:family="paragraph" style:parent-style-name="Standard">
      <style:paragraph-properties fo:text-align="start" style:justify-single-word="false"/>
      <style:text-properties officeooo:rsid="001d2900" officeooo:paragraph-rsid="001d2900"/>
    </style:style>
    <style:style style:name="T1" style:family="text">
      <style:text-properties officeooo:rsid="001abab0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c89b5" style:font-weight-asian="normal" style:font-weight-complex="normal"/>
    </style:style>
    <style:style style:name="T4" style:family="text">
      <style:text-properties style:text-underline-style="none" fo:font-weight="normal" officeooo:rsid="001d2900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89b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Άσκηση 2</text:p>
      <text:p text:style-name="P1"/>
      <text:p text:style-name="P5">Υλοποιήθηκαν τα προγράμματα mysort, coach, heapsort και quicksort σύμφωνα με τις προδιαγραφές. Δηλαδή ο coordinator (mysort) καλεί 1-4 coach για να εκτελεστούν ταυτόχρονα. Οι coach με τη σειρά τους ανάλογα με το id τους φτιάχνουν<text:span text:style-name="T1"> 2^id sorter (heapsort / quicksort), οι οποίοι εκτελούν ταυτόχρονες ταξινομήσεις στο αρχείο.</text:span></text:p>
      <text:p text:style-name="P5"/>
      <text:p text:style-name="P2">Σχεδιαστικές επιλογές:</text:p>
      <text:list xml:id="list2233014878" text:style-name="List_20_1">
        <text:list-item>
          <text:p text:style-name="P6">Υλοποίηση generic heapsort/quicksort για τα Record, η οποία δέχεται δείκτη στη συνάρτηση σύγκρισης που θα χρησιμοποιηθεί. </text:p>
        </text:list-item>
        <text:list-item>
          <text:p text:style-name="P6">Χρήση ενός πίνακα δεικτών σε συναρτήσεις για γρήγορη επιλογή της κατάλληλης συνάρτησης σύγκρισης ανάλογα με τη στήλη με βάση την οποία γίνεται η ταξινόμηση.</text:p>
        </text:list-item>
        <text:list-item>
          <text:p text:style-name="P8"><text:span text:style-name="T3">Χρήση εντολών του προεπεξεργαστή (#ifdef) για διαφοροποίηση του παραγόμενου εκτελέσιμου ανάλογα με σημαία που θα δίνεται κατά τη μεταγλώττιση. Έτσι από ένα πηγαίο αρχείο παράγονται 2 εκτελέσιμα (heapsort/quicksort). <text:s/></text:span></text:p>
        </text:list-item>
        <text:list-item>
          <text:p text:style-name="P10"><text:span text:style-name="T3">Μ</text:span><text:span text:style-name="T2">έτρηση του χρόνου χρήσης της CPU καθώς και το Turnaround time.</text:span></text:p>
        </text:list-item>
        <text:list-item>
          <text:p text:style-name="P10"><text:span text:style-name="T2">Για την χρονομέτρηση του sorter λαμβάνεται υπόψη μόνο η διάρκεια του sort και όχι η διάρκεια της επικοινωνίας με τον γονιό μέσω pipe.</text:span></text:p>
        </text:list-item>
        <text:list-item>
          <text:p text:style-name="P10"><text:span text:style-name="T2">Τα output file είναι της μορφής Records*.column (π.χ. Records100.1)</text:span></text:p>
        </text:list-item>
      </text:list>
      <text:p text:style-name="P11"><text:span text:style-name="T2"/></text:p>
      <text:p text:style-name="P9"><text:span text:style-name="T3"/></text:p>
      <text:p text:style-name="P3"><text:span text:style-name="T6">Μεταγλώττιση:</text:span></text:p>
      <text:p text:style-name="P7"><text:span text:style-name="T5">Χρήση της εντολής make.</text:span></text:p>
      <text:p text:style-name="P7"><text:span text:style-name="T5"/></text:p>
      <text:p text:style-name="P4"><text:span text:style-name="T5">Χρήση:</text:span></text:p>
      <text:p text:style-name="P4"><text:span text:style-name="T2">./mysort -f inputfile -h</text:span><text:span text:style-name="T4">|</text:span><text:span text:style-name="T2">q columnid [-h</text:span><text:span text:style-name="T4">|</text:span><text:span text:style-name="T2">q columnid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8252in" fo:text-indent="-0.1575in" fo:margin-left="1.82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8T20:08:10.591495527</meta:creation-date>
    <dc:date>2019-11-18T21:57:21.510963530</dc:date>
    <meta:editing-duration>PT5M9S</meta:editing-duration>
    <meta:editing-cycles>1</meta:editing-cycles>
    <meta:document-statistic meta:table-count="0" meta:image-count="0" meta:object-count="0" meta:page-count="1" meta:paragraph-count="13" meta:word-count="181" meta:character-count="1208" meta:non-whitespace-character-count="1043"/>
    <meta:generator>LibreOffice/6.3.3.2.0$Linux_X86_64 LibreOffice_project/efd344762d9d19af2cac84c1651e18355008a6ed</meta:generator>
  </office:meta>
</office:document-meta>
</file>